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7cm" fo:padding-bottom="0.507cm" fo:padding-left="0.507cm" fo:padding-right="0.507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7cm" fo:padding-bottom="0.507cm" fo:padding-left="0.507cm" fo:padding-right="0.507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are covering in this subsection.</text:span></text:p>
              <text:p text:style-name="P3"><text:span text:style-name="T2">When this slide plays, you could talk about the main aim that 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we are going to take a look 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Expand on actions to </text:span><text:span text:style-name="T4">demonstrate design </text:span><text:span text:style-name="T4">principles</text:span></text:p>
              </text:list-item>
              <text:list-item>
                <text:p text:style-name="P6"><text:span text:style-name="T4">The advantages of </text:span><text:span text:style-name="T4">functional programming </text:span><text:span text:style-name="T4">and immutability</text:span></text:p>
              </text:list-item>
              <text:list-item>
                <text:p text:style-name="P6"><text:span text:style-name="T4">Limitations of our design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important topics or pointers that we’d be covering in this video. This slide would immediately follow the intro/name slide. This would just be say 2-3 points for the viewers to know what they are getting </text:span><text:span text:style-name="T2">into.</text:span></text:p>
              <text:p text:style-name="P3"><text:span text:style-name="T2"/></text:p>
            </draw:text-box>
          </draw:frame>
        </presentation:notes>
      </draw:page>
      <draw:page draw:name="page3" draw:style-name="dp1" draw:master-page-name="Default">
        <draw:frame draw:name="Shape 108" presentation:style-name="pr6" draw:text-style-name="P2" draw:layer="layout" svg:width="45.636cm" svg:height="5.181cm" svg:x="2.179cm" svg:y="10.104cm" presentation:class="title" presentation:user-transformed="true">
          <draw:text-box>
            <text:p text:style-name="P9"><text:span text:style-name="T1">N</text:span><text:span text:style-name="T1">a</text:span><text:span text:style-name="T1">m</text:span><text:span text:style-name="T1">e </text:span><text:span text:style-name="T1">of </text:span><text:span text:style-name="T1">th</text:span><text:span text:style-name="T1">e </text:span><text:span text:style-name="T1">N</text:span><text:span text:style-name="T1">e</text:span><text:span text:style-name="T1">xt </text:span><text:span text:style-name="T1">S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Shape 109" presentation:style-name="pr7" draw:text-style-name="P10" draw:layer="layout" svg:width="45.636cm" svg:height="2.402cm" svg:x="2.179cm" svg:y="15.487cm" presentation:class="subtitle" presentation:user-transformed="true">
          <draw:text-box>
            <text:p text:style-name="P9"><text:span text:style-name="T3">Nex</text:span><text:span text:style-name="T3">t </text:span><text:span text:style-name="T3">Sect</text:span><text:span text:style-name="T3">ion</text:span></text:p>
          </draw:text-box>
        </draw:frame>
        <presentation:notes draw:style-name="dp2">
          <draw:page-thumbnail draw:name="Shape 105" draw:style-name="gr1" draw:layer="layout" svg:width="16.932cm" svg:height="9.524cm" svg:x="1.058cm" svg:y="1.905cm" draw:page-number="3" presentation:class="page"/>
          <draw:frame draw:name="Shape 106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section needs to be mentioned. The narration as you guessed it would be just letting the viewer know what we’d be taking over next! </text:span><text:span text:style-name="T5"></text:span></text:p>
              <text:p text:style-name="P3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4</meta:editing-cycles>
    <dc:date>2018-01-22T21:46:41.339236022</dc:date>
    <meta:editing-duration>PT31M41S</meta:editing-duration>
    <meta:generator>LibreOffice/5.1.6.2$Linux_X86_64 LibreOffice_project/10m0$Build-2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